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center" style:justify-single-word="false" fo:break-before="page"/>
      <style:text-properties fo:color="#000000" loext:opacity="100%" style:font-name="Times New Roman" fo:font-size="18pt" fo:font-weight="bold" officeooo:paragraph-rsid="001018b1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text-align="center" style:justify-single-word="false"/>
      <style:text-properties fo:color="#000000" loext:opacity="100%" style:font-name="Times New Roman" fo:font-size="18pt" fo:font-weight="bold" officeooo:paragraph-rsid="001018b1" style:font-size-asian="18pt" style:font-weight-asian="bold" style:font-size-complex="18pt" style:font-weight-complex="bold"/>
    </style:style>
    <style:style style:name="P4" style:family="paragraph" style:parent-style-name="List_20_Paragraph" style:list-style-name="WWNum10"/>
    <style:style style:name="P5" style:family="paragraph" style:parent-style-name="List_20_Paragraph" style:list-style-name="WWNum11"/>
    <style:style style:name="P6" style:family="paragraph" style:parent-style-name="List_20_Paragraph" style:list-style-name="WWNum12"/>
    <style:style style:name="P7" style:family="paragraph" style:parent-style-name="List_20_Paragraph" style:list-style-name="WWNum13"/>
    <style:style style:name="P8" style:family="paragraph" style:parent-style-name="List_20_Paragraph" style:list-style-name="WWNum14"/>
    <style:style style:name="P9" style:family="paragraph" style:parent-style-name="List_20_Paragraph" style:list-style-name="WWNum15"/>
    <style:style style:name="P10" style:family="paragraph" style:parent-style-name="List_20_Paragraph" style:list-style-name="WWNum16"/>
    <style:style style:name="P11" style:family="paragraph" style:parent-style-name="List_20_Paragraph" style:list-style-name="WWNum1">
      <style:paragraph-properties fo:text-align="justify" style:justify-single-word="false"/>
    </style:style>
    <style:style style:name="P12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officeooo:paragraph-rsid="001018b1" style:font-name-asian="Times New Roman1" style:font-size-asian="18pt" style:font-name-complex="Times New Roman1" style:font-size-complex="18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8pt" officeooo:paragraph-rsid="001018b1" style:font-name-asian="Times New Roman1" style:font-size-asian="18pt" style:font-name-complex="Times New Roman1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018b1" style:font-name-asian="Times New Roman1" style:font-size-asian="18pt" style:font-weight-asian="bold" style:font-name-complex="Times New Roman1" style:font-size-complex="18pt" style:font-weight-complex="bold"/>
    </style:style>
    <style:style style:name="P16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6pt" fo:font-weight="bold" officeooo:paragraph-rsid="001018b1" style:font-name-asian="Times New Roman1" style:font-size-asian="16pt" style:font-weight-asian="bold" style:font-name-complex="Times New Roman1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018b1" style:font-name-asian="Times New Roman1" style:font-size-asian="16pt" style:font-weight-asian="bold" style:font-name-complex="Times New Roman1" style:font-size-complex="16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6pt" officeooo:paragraph-rsid="001018b1" style:font-name-asian="Times New Roman1" style:font-size-asian="16pt" style:font-name-complex="Times New Roman1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5pt" officeooo:paragraph-rsid="001018b1" style:font-name-asian="Times New Roman1" style:font-size-asian="15pt" style:font-name-complex="Times New Roman1" style:font-size-complex="15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normal" fo:font-weight="normal" officeooo:paragraph-rsid="001018b1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normal" officeooo:paragraph-rsid="001018b1" style:font-size-asian="14pt" style:font-style-asian="normal" style:font-name-complex="Times New Roman1" style:font-size-complex="14pt" style:font-style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normal" fo:font-weight="bold" officeooo:paragraph-rsid="001018b1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.423cm" fo:margin-bottom="0.282cm" style:contextual-spacing="false" fo:text-align="justify" style:justify-single-word="false"/>
    </style:style>
    <style:style style:name="P25" style:family="paragraph" style:parent-style-name="Standard">
      <style:paragraph-properties fo:margin-top="0.423cm" fo:margin-bottom="0cm" style:contextual-spacing="false" fo:text-align="justify" style:justify-single-word="false"/>
    </style:style>
    <style:style style:name="P26" style:family="paragraph" style:parent-style-name="Standard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P27" style:family="paragraph" style:parent-style-name="Standard">
      <style:text-properties fo:color="#000000" loext:opacity="100%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Standard">
      <style:paragraph-properties fo:text-align="center" style:justify-single-word="false"/>
      <style:text-properties officeooo:paragraph-rsid="001018b1"/>
    </style:style>
    <style:style style:name="P30" style:family="paragraph" style:parent-style-name="Standard">
      <style:paragraph-properties fo:text-align="end" style:justify-single-word="false"/>
      <style:text-properties officeooo:paragraph-rsid="001018b1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officeooo:paragraph-rsid="001018b1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1018b1" style:font-size-asian="14pt" style:font-size-complex="14pt"/>
    </style:style>
    <style:style style:name="P33" style:family="paragraph" style:parent-style-name="Standard_20__28_user_29_">
      <style:paragraph-properties fo:text-align="center" style:justify-single-word="false"/>
    </style:style>
    <style:style style:name="P3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39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18b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018b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officeooo:rsid="001018b1" style:font-size-asian="14pt" style:font-name-complex="Times New Roman1" style:font-size-complex="14pt"/>
    </style:style>
    <style:style style:name="T9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14" style:family="text">
      <style:text-properties style:font-name="Times New Roman" fo:font-size="16pt" fo:language="ru" fo:country="RU" officeooo:rsid="000b5ddd" style:font-name-asian="Times New Roman1" style:font-size-asian="16pt" style:font-name-complex="Times New Roman1" style:font-size-complex="16pt"/>
    </style:style>
    <style:style style:name="T1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fo:font-weight="bold" style:font-name-asian="Calibri1" style:font-size-asian="14pt" style:language-asian="en" style:country-asian="US" style:font-weight-asian="bold" style:font-name-complex="Calibri1" style:font-size-complex="14pt"/>
    </style:style>
    <style:style style:name="T18" style:family="text">
      <style:text-properties fo:color="#000000" loext:opacity="100%" style:font-name="Times New Roman" fo:font-size="14pt" style:font-name-asian="Calibri1" style:font-size-asian="14pt" style:language-asian="en" style:country-asian="US" style:font-name-complex="Calibri1" style:font-size-complex="14pt"/>
    </style:style>
    <style:style style:name="T19" style:family="text">
      <style:text-properties fo:color="#000000" loext:opacity="100%" style:font-name-asian="Calibri1" style:language-asian="en" style:country-asian="US" style:font-name-complex="Calibri1"/>
    </style:style>
    <style:style style:name="T20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21" style:family="text">
      <style:text-properties fo:color="#000000" loext:opacity="100%" fo:language="en" fo:country="US" style:font-name-asian="Calibri1" style:language-asian="en" style:country-asian="US" style:font-name-complex="Calibri1"/>
    </style:style>
    <style:style style:name="T22" style:family="text">
      <style:text-properties fo:color="#000000" loext:opacity="100%" fo:language="en" fo:country="US" officeooo:rsid="001018b1" style:font-name-asian="Calibri1" style:language-asian="en" style:country-asian="US" style:font-name-complex="Calibri1"/>
    </style:style>
    <style:style style:name="T23" style:family="text">
      <style:text-properties style:use-window-font-color="true" loext:opacity="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ar" style:country-complex="SA"/>
    </style:style>
    <style:style style:name="T24" style:family="text">
      <style:text-properties style:use-window-font-color="true" loext:opacity="0%" style:font-name="Times New Roman" fo:font-size="16pt" fo:language="ru" fo:country="RU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5" style:family="text">
      <style:text-properties style:use-window-font-color="true" loext:opacity="0%" style:font-name="Times New Roman" fo:font-size="16pt" fo:language="ru" fo:country="RU" officeooo:rsid="000b5ddd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a31515" loext:opacity="100%" style:font-name="Cascadia Mono" fo:font-size="9.5pt" fo:language="en" fo:country="US" style:font-size-asian="9.5pt" style:font-name-complex="Cascadia Mono1" style:font-size-complex="9.5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018b1"/>
    </style:style>
    <style:style style:name="T30" style:family="text">
      <style:text-properties officeooo:rsid="001018b1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Cascadia Mono" fo:font-size="9.5pt" fo:language="en" fo:country="US" style:font-size-asian="9.5pt" style:font-name-complex="Cascadia Mono1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авиационный институт (национальный исследовательский университет)</text:p>
      <text:p text:style-name="P17"/>
      <text:p text:style-name="P29"><text:span text:style-name="T23">Институт</text:span><text:span text:style-name="T11"> информационных технологий и прикладной математики </text:span></text:p>
      <text:p text:style-name="P19">«Кафедра вычислительной математики и программирования»</text:p>
      <text:p text:style-name="P13"/>
      <text:p text:style-name="P13"/>
      <text:p text:style-name="P13"/>
      <text:p text:style-name="P13"/>
      <text:p text:style-name="P13"/>
      <text:p text:style-name="P13"/>
      <text:p text:style-name="P15">Лабораторная работа по предмету "Операционные системы" №<text:span text:style-name="T29">6-7-8</text:span></text:p>
      <text:p text:style-name="P13"/>
      <text:p text:style-name="P13"/>
      <text:p text:style-name="P13"/>
      <text:p text:style-name="P13"/>
      <text:p text:style-name="P13"/>
      <text:p text:style-name="P30"><text:span text:style-name="T12">Студент: </text:span><text:span text:style-name="T25">Личковаха А. С.</text:span></text:p>
      <text:p text:style-name="P30"><text:span text:style-name="T12">Пр</text:span><text:span text:style-name="T24">еподаватель</text:span><text:span text:style-name="T12">: </text:span><text:span text:style-name="T24">Миронов</text:span><text:span text:style-name="T12"> </text:span><text:span text:style-name="T24">Е. С</text:span><text:span text:style-name="T12">.</text:span></text:p>
      <text:p text:style-name="P18">Группа: М8О-210Б-21</text:p>
      <text:p text:style-name="P30"><text:span text:style-name="T12">Дата:</text:span><text:span text:style-name="T13"> </text:span><text:span text:style-name="T14">22</text:span><text:span text:style-name="T24">.</text:span><text:span text:style-name="T25">04</text:span><text:span text:style-name="T13">.202</text:span><text:span text:style-name="T14">3</text:span></text:p>
      <text:p text:style-name="P18">Оценка: <text:s/>______ </text:p>
      <text:p text:style-name="P18">Подпись: <text:s/>______ </text:p>
      <text:p text:style-name="P14"><text:soft-page-break/></text:p>
      <text:p text:style-name="P14"/>
      <text:p text:style-name="P14"><text:span text:style-name="T16"/></text:p>
      <text:p text:style-name="P33"><text:span text:style-name="T3">Содержание</text:span></text:p>
      <text:list text:style-name="WWNum10">
        <text:list-item text:start-value="1">
          <text:p text:style-name="P4"><text:span text:style-name="T1">Репозиторий</text:span></text:p>
        </text:list-item>
        <text:list-item text:style-override="WWNum11">
          <text:p text:style-name="P5"><text:span text:style-name="T1">Постановка задачи</text:span></text:p>
        </text:list-item>
        <text:list-item text:style-override="WWNum12">
          <text:p text:style-name="P6"><text:span text:style-name="T1">Общие сведения о программе</text:span></text:p>
        </text:list-item>
        <text:list-item text:style-override="WWNum13">
          <text:p text:style-name="P7"><text:span text:style-name="T1">Общий метод и алгоритм решения</text:span></text:p>
        </text:list-item>
        <text:list-item text:style-override="WWNum14">
          <text:p text:style-name="P8"><text:span text:style-name="T1">Исходный код</text:span></text:p>
        </text:list-item>
        <text:list-item text:style-override="WWNum15">
          <text:p text:style-name="P9"><text:span text:style-name="T1">Демонстрация работы программы</text:span></text:p>
        </text:list-item>
        <text:list-item text:style-override="WWNum16">
          <text:p text:style-name="P10"><text:span text:style-name="T1">Выводы</text:span></text:p>
        </text:list-item>
      </text:list>
      <text:p text:style-name="P12"/>
      <text:h text:style-name="P2" text:outline-level="1"><text:bookmark-start text:name="__RefHeading___Toc3871_94863195"/>Цель работы<text:bookmark-end text:name="__RefHeading___Toc3871_94863195"/></text:h>
      <text:p text:style-name="P21">Приобретение практических навыков в управлении серверами сообщений, применении отложенных вычислений и интеграции программных систем друг с другом.</text:p>
      <text:h text:style-name="P3" text:outline-level="1"><text:bookmark-start text:name="__RefHeading___Toc3873_94863195"/>Постановка задачи<text:bookmark-end text:name="__RefHeading___Toc3873_94863195"/></text:h>
      <text:p text:style-name="P20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</text:p>
      <text:p text:style-name="P20"><text:span text:style-name="T19">Управляющий узел отвечает за ввод команд от пользователя и отправку этих команд на вычислительные узлы.</text:span></text:p>
      <text:p text:style-name="P20"><text:span text:style-name="T18"/></text:p>
      <text:p text:style-name="P22">Вариант <text:span text:style-name="T30">3</text:span>6.</text:p>
      <text:p text:style-name="P20">Топология – узлы формируют <text:span text:style-name="T30">бинарное </text:span>дерево.</text:p>
      <text:p text:style-name="P31"><text:span text:style-name="T9">Тип команд – </text:span><text:span text:style-name="T32">поиск подстроки в строке </text:span><text:span text:style-name="T9">.</text:span></text:p>
      <text:p text:style-name="P32"><text:span text:style-name="T19">Тип проверки доступности – </text:span><text:span text:style-name="T22">heartbit time</text:span><text:span text:style-name="T21">.</text:span></text:p>
      <text:p text:style-name="P20"><text:span text:style-name="T18"/></text:p>
      <text:p text:style-name="P23"><text:span text:style-name="T4">Общие сведения о программе: </text:span><text:span text:style-name="T1">программа состоит из 4 файлов: </text:span><text:span text:style-name="T5">main</text:span><text:span text:style-name="T1">.</text:span><text:span text:style-name="T5">cpp</text:span><text:span text:style-name="T1"> (получает команды от пользователя и отправляет их в вычислительный узел), </text:span><text:span text:style-name="T5">client</text:span><text:span text:style-name="T1">.</text:span><text:span text:style-name="T5">cpp</text:span><text:span text:style-name="T1"> (получает эти команды и выполняет их), </text:span><text:span text:style-name="T5">tree</text:span><text:span text:style-name="T1">.</text:span><text:span text:style-name="T5">cpp и tree</text:span><text:span text:style-name="T1">.</text:span><text:span text:style-name="T5">h</text:span><text:span text:style-name="T1"> (реализация бинарного дерева поиска).</text:span></text:p>
      <text:p text:style-name="P23"><text:span text:style-name="T4">Общий метод и алгоритм решения: </text:span></text:p>
      <text:list text:style-name="WWNum1">
        <text:list-item>
          <text:p text:style-name="P11"><text:span text:style-name="T5">create</text:span><text:span text:style-name="T1"> </text:span><text:span text:style-name="T5">id</text:span><text:span text:style-name="T1"> - вставка вычислительного узла в бинарное дерево</text:span></text:p>
        </text:list-item>
        <text:list-item>
          <text:p text:style-name="P11"><text:span text:style-name="T5">exec</text:span><text:span text:style-name="T1"> </text:span><text:span text:style-name="T5">id</text:span><text:span text:style-name="T1"> </text:span><text:span text:style-name="T5">subcommand</text:span><text:span text:style-name="T1"> - отправка подкоманды вычислительному узлу</text:span></text:p>
        </text:list-item>
        <text:list-item>
          <text:p text:style-name="P11"><text:span text:style-name="T5">kill</text:span><text:span text:style-name="T1"> </text:span><text:span text:style-name="T5">id</text:span><text:span text:style-name="T1"> - удаление вычислительного узла и всех его дочерних узлов из дерева</text:span></text:p>
        </text:list-item>
        <text:list-item>
          <text:p text:style-name="P11"><text:span text:style-name="T6">heatrbit time</text:span><text:span text:style-name="T1"> – проверка доступности </text:span><text:span text:style-name="T8">всех </text:span><text:span text:style-name="T1">узл</text:span><text:span text:style-name="T2">ов, раз в </text:span><text:span text:style-name="T6">time </text:span><text:span text:style-name="T8">миллисекунд</text:span></text:p>
        </text:list-item>
      </text:list>
      <text:p text:style-name="P23"><text:span text:style-name="T4">Исходный</text:span><text:span text:style-name="T7"> </text:span><text:span text:style-name="T4">код</text:span><text:span text:style-name="T7">:</text:span></text:p>
      <text:p text:style-name="P23"><text:span text:style-name="T7">main.cpp</text:span></text:p>
      <text:p text:style-name="Standard"><text:span text:style-name="T20">#include &lt;iostream&gt;</text:span></text:p>
      <text:p text:style-name="Standard"><text:span text:style-name="T20">#include &lt;unistd.h&gt;</text:span></text:p>
      <text:p text:style-name="Standard"><text:soft-page-break/><text:span text:style-name="T20">#include &lt;string&gt;</text:span></text:p>
      <text:p text:style-name="Standard"><text:span text:style-name="T20">#include &lt;vector&gt;</text:span></text:p>
      <text:p text:style-name="Standard"><text:span text:style-name="T20">#include &lt;sstream&gt;</text:span></text:p>
      <text:p text:style-name="Standard"><text:span text:style-name="T20">#include &lt;signal.h&gt;</text:span></text:p>
      <text:p text:style-name="Standard"><text:span text:style-name="T20">#include &lt;cassert&gt;</text:span></text:p>
      <text:p text:style-name="Standard"><text:span text:style-name="T20">#include &lt;chrono&gt;</text:span></text:p>
      <text:p text:style-name="Standard"><text:span text:style-name="T20">#include &lt;thread&gt;</text:span></text:p>
      <text:p text:style-name="Standard"><text:span text:style-name="T20">#include "../include/tree.h"</text:span></text:p>
      <text:p text:style-name="Standard"><text:span text:style-name="T20">#include "zmq.hpp"</text:span></text:p>
      <text:p text:style-name="Standard"><text:span text:style-name="T20"/></text:p>
      <text:p text:style-name="Standard"><text:span text:style-name="T20">using namespace std;</text:span></text:p>
      <text:p text:style-name="Standard"><text:span text:style-name="T20"/></text:p>
      <text:p text:style-name="Standard"><text:span text:style-name="T20">const int TIMER = 500;</text:span></text:p>
      <text:p text:style-name="Standard"><text:span text:style-name="T20">const int DEFAULT_PORT <text:s/>= 5050;</text:span></text:p>
      <text:p text:style-name="Standard"><text:span text:style-name="T20">int n = 2;</text:span></text:p>
      <text:p text:style-name="Standard"><text:span text:style-name="T20"/></text:p>
      <text:p text:style-name="Standard"><text:span text:style-name="T20">//Отправляет сообщение через сокет ZeroMQ.</text:span></text:p>
      <text:p text:style-name="Standard"><text:span text:style-name="T20">//Cоздает объект zmq::message_t, который содержит буфер для сообщения, копирует строку сообщения в этот буфер и отправляет сообщение через сокет.</text:span></text:p>
      <text:p text:style-name="Standard"><text:span text:style-name="T20">bool send_message(zmq::socket_t &amp;socket, const string &amp;message_string) {</text:span></text:p>
      <text:p text:style-name="Standard"><text:span text:style-name="T20"><text:s text:c="4"/>zmq::message_t message(message_string.size());</text:span></text:p>
      <text:p text:style-name="Standard"><text:span text:style-name="T20"><text:s text:c="4"/>memcpy(message.data(), message_string.c_str(), message_string.size());</text:span></text:p>
      <text:p text:style-name="Standard"><text:span text:style-name="T20"><text:s text:c="4"/>return socket.send(message); </text:span></text:p>
      <text:p text:style-name="Standard"><text:span text:style-name="T20">}</text:span></text:p>
      <text:p text:style-name="Standard"><text:span text:style-name="T20"/></text:p>
      <text:p text:style-name="Standard"><text:span text:style-name="T20">//Принимает объект zmq::sockett в качестве параметра и возвращает строку.</text:span></text:p>
      <text:p text:style-name="Standard"><text:span text:style-name="T20">//Внутри функции происходит попытка получения сообщения из сокета, и если получение прошло успешно, то создается строка из полученных данных.</text:span></text:p>
      <text:p text:style-name="Standard"><text:span text:style-name="T20">//Если полученное сообщение пустое или произошла ошибка при получении, то возвращается строка "Root is dead".</text:span></text:p>
      <text:p text:style-name="Standard"><text:span text:style-name="T20">string receive_message(zmq::socket_t &amp;socket) {</text:span></text:p>
      <text:p text:style-name="Standard"><text:span text:style-name="T20"><text:s text:c="4"/>zmq::message_t message;</text:span></text:p>
      <text:p text:style-name="Standard"><text:span text:style-name="T20"><text:s text:c="4"/>bool ok = false;</text:span></text:p>
      <text:p text:style-name="Standard"><text:span text:style-name="T20"><text:s text:c="4"/>try {</text:span></text:p>
      <text:p text:style-name="Standard"><text:span text:style-name="T20"><text:s text:c="8"/>ok = socket.recv(&amp;message);</text:span></text:p>
      <text:p text:style-name="Standard"><text:span text:style-name="T20"><text:s text:c="4"/>}</text:span></text:p>
      <text:p text:style-name="Standard"><text:span text:style-name="T20"><text:s text:c="4"/>catch (...) {</text:span></text:p>
      <text:p text:style-name="Standard"><text:soft-page-break/><text:span text:style-name="T20"><text:s text:c="8"/>ok = false;</text:span></text:p>
      <text:p text:style-name="Standard"><text:span text:style-name="T20"><text:s text:c="4"/>}</text:span></text:p>
      <text:p text:style-name="Standard"><text:span text:style-name="T20"><text:s text:c="4"/>string recieved_message(static_cast&lt;char*&gt;(message.data()), message.size());</text:span></text:p>
      <text:p text:style-name="Standard"><text:span text:style-name="T20"><text:s text:c="4"/>if (recieved_message.empty() || !ok) {</text:span></text:p>
      <text:p text:style-name="Standard"><text:span text:style-name="T20"><text:s text:c="8"/>return "Root is dead";</text:span></text:p>
      <text:p text:style-name="Standard"><text:span text:style-name="T20"><text:s text:c="4"/>}</text:span></text:p>
      <text:p text:style-name="Standard"><text:span text:style-name="T20"><text:s text:c="4"/>return recieved_message;</text:span></text:p>
      <text:p text:style-name="Standard"><text:span text:style-name="T20">}</text:span></text:p>
      <text:p text:style-name="Standard"><text:span text:style-name="T20"/></text:p>
      <text:p text:style-name="Standard"><text:span text:style-name="T20">//Cоздает узел, заменяя процесс на "./client", с аргументами: id и port.</text:span></text:p>
      <text:p text:style-name="Standard"><text:span text:style-name="T20">void create_node(int id, int port) {</text:span></text:p>
      <text:p text:style-name="Standard"><text:span text:style-name="T20"><text:s text:c="4"/>char* arg0 = strdup("./client");</text:span></text:p>
      <text:p text:style-name="Standard"><text:span text:style-name="T20"><text:s text:c="4"/>char* arg1 = strdup((to_string(id)).c_str());</text:span></text:p>
      <text:p text:style-name="Standard"><text:span text:style-name="T20"><text:s text:c="4"/>char* arg2 = strdup((to_string(port)).c_str());</text:span></text:p>
      <text:p text:style-name="Standard"><text:span text:style-name="T20"><text:s text:c="4"/>char* args[] = {arg0, arg1, arg2, NULL};</text:span></text:p>
      <text:p text:style-name="Standard"><text:span text:style-name="T20"><text:s text:c="4"/>execv("./client", args);</text:span></text:p>
      <text:p text:style-name="Standard"><text:span text:style-name="T20">}</text:span></text:p>
      <text:p text:style-name="Standard"><text:span text:style-name="T20"/></text:p>
      <text:p text:style-name="Standard"><text:span text:style-name="T20">//Cоздает строку, содержащую адрес и порт для подключения к локальному хосту по протоколу TCP.</text:span></text:p>
      <text:p text:style-name="Standard"><text:span text:style-name="T20">//Номер порта добавляется к строке в конце.</text:span></text:p>
      <text:p text:style-name="Standard"><text:span text:style-name="T20">string get_port_name(const int port) {</text:span></text:p>
      <text:p text:style-name="Standard"><text:span text:style-name="T20"><text:s text:c="4"/>return "tcp://127.0.0.1:" + to_string(port);</text:span></text:p>
      <text:p text:style-name="Standard"><text:span text:style-name="T20">}</text:span></text:p>
      <text:p text:style-name="Standard"><text:span text:style-name="T20"/></text:p>
      <text:p text:style-name="Standard"><text:span text:style-name="T20">//Проверяет, является ли переданное значение строкой числом, пытаясь преобразовать строку в целое число с помощью функции stoi().</text:span></text:p>
      <text:p text:style-name="Standard"><text:span text:style-name="T20">bool is_number(string val) {</text:span></text:p>
      <text:p text:style-name="Standard"><text:span text:style-name="T20"><text:s text:c="4"/>try {</text:span></text:p>
      <text:p text:style-name="Standard"><text:span text:style-name="T20"><text:s text:c="8"/>int tmp = stoi(val);</text:span></text:p>
      <text:p text:style-name="Standard"><text:span text:style-name="T20"><text:s text:c="8"/>return true;</text:span></text:p>
      <text:p text:style-name="Standard"><text:span text:style-name="T20"><text:s text:c="4"/>}</text:span></text:p>
      <text:p text:style-name="Standard"><text:span text:style-name="T20"><text:s text:c="4"/>catch(exception&amp; e) {</text:span></text:p>
      <text:p text:style-name="Standard"><text:span text:style-name="T20"><text:s text:c="8"/>cout &lt;&lt; "Error: " &lt;&lt; e.what() &lt;&lt; "\n";</text:span></text:p>
      <text:p text:style-name="Standard"><text:span text:style-name="T20"><text:s text:c="8"/>return false;</text:span></text:p>
      <text:p text:style-name="Standard"><text:span text:style-name="T20"><text:s text:c="4"/>}</text:span></text:p>
      <text:p text:style-name="Standard"><text:span text:style-name="T20">}</text:span></text:p>
      <text:p text:style-name="Standard"><text:span text:style-name="T20"/></text:p>
      <text:p text:style-name="Standard"><text:soft-page-break/><text:span text:style-name="T20">int main() {</text:span></text:p>
      <text:p text:style-name="Standard"><text:span text:style-name="T20"><text:s text:c="4"/>Tree T;</text:span></text:p>
      <text:p text:style-name="Standard"><text:span text:style-name="T20"><text:s text:c="4"/>string command;</text:span></text:p>
      <text:p text:style-name="Standard"><text:span text:style-name="T20"><text:s text:c="4"/>int child_pid = 0;</text:span></text:p>
      <text:p text:style-name="Standard"><text:span text:style-name="T20"><text:s text:c="4"/>int child_id = 0;</text:span></text:p>
      <text:p text:style-name="Standard"><text:span text:style-name="T20"><text:s text:c="4"/>zmq::context_t context(1); // однопоточный контекст</text:span></text:p>
      <text:p text:style-name="Standard"><text:span text:style-name="T20"><text:s text:c="4"/>zmq::socket_t main_socket(context, ZMQ_REQ); // сокет типа request </text:span></text:p>
      <text:p text:style-name="Standard"><text:span text:style-name="T20"><text:s text:c="4"/>cout &lt;&lt; "Commands:\n";</text:span></text:p>
      <text:p text:style-name="Standard"><text:span text:style-name="T20"><text:s text:c="4"/>cout &lt;&lt; "1. create (id)\n";</text:span></text:p>
      <text:p text:style-name="Standard"><text:span text:style-name="T20"><text:s text:c="4"/>cout &lt;&lt; "2. exec (id) (text_string, pattern_string)\n";</text:span></text:p>
      <text:p text:style-name="Standard"><text:span text:style-name="T20"><text:s text:c="4"/>cout &lt;&lt; "3. kill (id)\n";</text:span></text:p>
      <text:p text:style-name="Standard"><text:span text:style-name="T20"><text:s text:c="4"/>cout &lt;&lt; "4. heartbit (time)\n";</text:span></text:p>
      <text:p text:style-name="Standard"><text:span text:style-name="T20"><text:s text:c="4"/>cout &lt;&lt; "5. exit\n" &lt;&lt; endl;</text:span></text:p>
      <text:p text:style-name="Standard"><text:span text:style-name="T20"><text:s text:c="4"/>while (true) {</text:span></text:p>
      <text:p text:style-name="Standard"><text:span text:style-name="T20"><text:s text:c="8"/>cin &gt;&gt; command;</text:span></text:p>
      <text:p text:style-name="Standard"><text:span text:style-name="T20"><text:s text:c="8"/>if (command == "create") {</text:span></text:p>
      <text:p text:style-name="Standard"><text:span text:style-name="T20"><text:tab/> <text:s text:c="7"/>n++;</text:span></text:p>
      <text:p text:style-name="Standard"><text:span text:style-name="T20"><text:s text:c="12"/>size_t node_id = 0;</text:span></text:p>
      <text:p text:style-name="Standard"><text:span text:style-name="T20"><text:s text:c="12"/>string str = "";</text:span></text:p>
      <text:p text:style-name="Standard"><text:span text:style-name="T20"><text:s text:c="12"/>string result = "";</text:span></text:p>
      <text:p text:style-name="Standard"><text:span text:style-name="T20"><text:s text:c="12"/>cin &gt;&gt; str;</text:span></text:p>
      <text:p text:style-name="Standard"><text:span text:style-name="T20"><text:s text:c="12"/>if (!is_number(str)) {</text:span></text:p>
      <text:p text:style-name="Standard"><text:span text:style-name="T20"><text:s text:c="16"/>continue;</text:span></text:p>
      <text:p text:style-name="Standard"><text:span text:style-name="T20"><text:s text:c="12"/>}</text:span></text:p>
      <text:p text:style-name="Standard"><text:span text:style-name="T20"><text:s text:c="12"/>node_id = stoi(str);</text:span></text:p>
      <text:p text:style-name="Standard"><text:span text:style-name="T20"><text:s text:c="12"/>if (child_pid == 0) { </text:span></text:p>
      <text:p text:style-name="Standard"><text:span text:style-name="T20"><text:s text:c="16"/>main_socket.bind(get_port_name(DEFAULT_PORT + node_id)); //Связывает сокет mainsocket с адресом и портом. Это позволяет сокету принимать входящие сообщения на этом адресе и порту.</text:span></text:p>
      <text:p text:style-name="Standard"><text:span text:style-name="T20"><text:s text:c="16"/>main_socket.setsockopt(ZMQ_RCVTIMEO, n * TIMER);//Устанавливает опцию ZMQ_RCVTIMEO для сокета main_socket. Эта опция задает время ожидания для операции ПРИЕМА сообщения.</text:span></text:p>
      <text:p text:style-name="Standard"><text:span text:style-name="T20"><text:tab/><text:tab/> <text:s text:c="7"/>main_socket.setsockopt(ZMQ_SNDTIMEO, n * TIMER);//Устанавливает опцию ZMQ_SNDTIMEO для сокета main_socket. Эта опция задает время ожидания для операции ОТПРАВКИ сообщения.</text:span></text:p>
      <text:p text:style-name="Standard"><text:span text:style-name="T20"><text:tab/> <text:s text:c="7"/><text:tab/>child_pid = fork();//создаем дочерний</text:span></text:p>
      <text:p text:style-name="Standard"><text:span text:style-name="T20"><text:s text:c="16"/>if (child_pid == -1) {</text:span></text:p>
      <text:p text:style-name="Standard"><text:span text:style-name="T20"><text:s text:c="20"/>cout &lt;&lt; "Unable to create first worker node\n";</text:span></text:p>
      <text:p text:style-name="Standard"><text:span text:style-name="T20"><text:s text:c="20"/>child_pid = 0;</text:span></text:p>
      <text:p text:style-name="Standard"><text:span text:style-name="T20"><text:s text:c="20"/>exit(1);</text:span></text:p>
      <text:p text:style-name="Standard"><text:soft-page-break/><text:span text:style-name="T20"><text:s text:c="16"/>} else if (child_pid == 0) {//если дочерний</text:span></text:p>
      <text:p text:style-name="Standard"><text:span text:style-name="T20"><text:s text:c="20"/>create_node(node_id, DEFAULT_PORT + node_id);</text:span></text:p>
      <text:p text:style-name="Standard"><text:span text:style-name="T20"><text:s text:c="16"/>} else {//если родительский</text:span></text:p>
      <text:p text:style-name="Standard"><text:span text:style-name="T20"><text:s text:c="20"/>child_id = node_id;//записываем, что этот узел сын</text:span></text:p>
      <text:p text:style-name="Standard"><text:span text:style-name="T20"><text:s text:c="20"/>main_socket.setsockopt(ZMQ_RCVTIMEO, n * TIMER);</text:span></text:p>
      <text:p text:style-name="Standard"><text:span text:style-name="T20"><text:tab/><text:tab/> <text:s text:c="11"/>main_socket.setsockopt(ZMQ_SNDTIMEO, n * TIMER);</text:span></text:p>
      <text:p text:style-name="Standard"><text:span text:style-name="T20"><text:s text:c="20"/>send_message(main_socket, "pid");//отправляем запрос на ID процесса</text:span></text:p>
      <text:p text:style-name="Standard"><text:span text:style-name="T20"><text:s text:c="20"/>result = receive_message(main_socket);</text:span></text:p>
      <text:p text:style-name="Standard"><text:span text:style-name="T20"><text:s text:c="16"/>}</text:span></text:p>
      <text:p text:style-name="Standard"><text:span text:style-name="T20"><text:s text:c="12"/>} else {</text:span></text:p>
      <text:p text:style-name="Standard"><text:span text:style-name="T20"><text:tab/><text:tab/> <text:s text:c="7"/>main_socket.setsockopt(ZMQ_RCVTIMEO, n * TIMER);</text:span></text:p>
      <text:p text:style-name="Standard"><text:span text:style-name="T20"><text:tab/><text:tab/> <text:s text:c="7"/>main_socket.setsockopt(ZMQ_SNDTIMEO, n * TIMER);</text:span></text:p>
      <text:p text:style-name="Standard"><text:span text:style-name="T20"><text:s text:c="16"/>string msg_s = "create " + to_string(node_id);</text:span></text:p>
      <text:p text:style-name="Standard"><text:span text:style-name="T20"><text:s text:c="16"/>send_message(main_socket, msg_s);// отправляем запрос на create</text:span></text:p>
      <text:p text:style-name="Standard"><text:span text:style-name="T20"><text:s text:c="16"/>result = receive_message(main_socket);</text:span></text:p>
      <text:p text:style-name="Standard"><text:span text:style-name="T20"><text:s text:c="12"/>}</text:span></text:p>
      <text:p text:style-name="Standard"><text:span text:style-name="T20"><text:s text:c="12"/>if (result.substr(0, 2) == "Ok") {</text:span></text:p>
      <text:p text:style-name="Standard"><text:span text:style-name="T20"><text:s text:c="16"/>T.push(node_id); //Если "Ok", то добавляем идентификатор узла (node_id) в конец T.</text:span></text:p>
      <text:p text:style-name="Standard"><text:span text:style-name="T20"><text:s text:c="12"/>}</text:span></text:p>
      <text:p text:style-name="Standard"><text:span text:style-name="T20"><text:s text:c="12"/>cout &lt;&lt; result &lt;&lt; "\n";</text:span></text:p>
      <text:p text:style-name="Standard"><text:span text:style-name="T20"><text:s text:c="8"/>} else if (command == "kill") {</text:span></text:p>
      <text:p text:style-name="Standard"><text:span text:style-name="T20"><text:s text:c="12"/>int node_id = 0;</text:span></text:p>
      <text:p text:style-name="Standard"><text:span text:style-name="T20"><text:s text:c="12"/>string str = "";</text:span></text:p>
      <text:p text:style-name="Standard"><text:span text:style-name="T20"><text:s text:c="12"/>cin &gt;&gt; str;</text:span></text:p>
      <text:p text:style-name="Standard"><text:span text:style-name="T20"><text:s text:c="12"/>if (!is_number(str)) {</text:span></text:p>
      <text:p text:style-name="Standard"><text:span text:style-name="T20"><text:s text:c="16"/>continue;</text:span></text:p>
      <text:p text:style-name="Standard"><text:span text:style-name="T20"><text:s text:c="12"/>}</text:span></text:p>
      <text:p text:style-name="Standard"><text:span text:style-name="T20"><text:s text:c="12"/>node_id = stoi(str);</text:span></text:p>
      <text:p text:style-name="Standard"><text:span text:style-name="T20"><text:s text:c="12"/>if (child_pid == 0) {</text:span></text:p>
      <text:p text:style-name="Standard"><text:span text:style-name="T20"><text:s text:c="16"/>cout &lt;&lt; "Error: Not found\n";</text:span></text:p>
      <text:p text:style-name="Standard"><text:span text:style-name="T20"><text:s text:c="16"/>continue;</text:span></text:p>
      <text:p text:style-name="Standard"><text:span text:style-name="T20"><text:s text:c="12"/>}</text:span></text:p>
      <text:p text:style-name="Standard"><text:span text:style-name="T20"><text:s text:c="12"/>if (node_id == child_id) {</text:span></text:p>
      <text:p text:style-name="Standard"><text:span text:style-name="T20"><text:s text:c="16"/>kill(child_pid, SIGTERM);//Завершает процесс с идентификатором childpid, используя сигнал SIGTERM, </text:span></text:p>
      <text:p text:style-name="Standard"><text:span text:style-name="T20"><text:s text:c="16"/>kill(child_pid, SIGKILL);//Затем - сигналом SIGKILL, если процесс не завершается в течение некоторого времени</text:span></text:p>
      <text:p text:style-name="Standard"><text:span text:style-name="T20"><text:s text:c="16"/>child_id = 0;</text:span></text:p>
      <text:p text:style-name="Standard"><text:soft-page-break/><text:span text:style-name="T20"><text:s text:c="16"/>child_pid = 0;</text:span></text:p>
      <text:p text:style-name="Standard"><text:span text:style-name="T20"><text:s text:c="16"/>T.kill(node_id);//Затем ID и PID процесса обнуляются, узел с идентификатором node_id удаляется из T</text:span></text:p>
      <text:p text:style-name="Standard"><text:span text:style-name="T20"><text:s text:c="16"/>cout &lt;&lt; "Ok\n";</text:span></text:p>
      <text:p text:style-name="Standard"><text:span text:style-name="T20"><text:s text:c="16"/>continue;</text:span></text:p>
      <text:p text:style-name="Standard"><text:span text:style-name="T20"><text:s text:c="12"/>}</text:span></text:p>
      <text:p text:style-name="Standard"><text:span text:style-name="T20"><text:s text:c="12"/>string message_string = "kill " + to_string(node_id);</text:span></text:p>
      <text:p text:style-name="Standard"><text:span text:style-name="T20"><text:s text:c="12"/>send_message(main_socket, message_string);// отправляем запрос на kill</text:span></text:p>
      <text:p text:style-name="Standard"><text:span text:style-name="T20"><text:s text:c="12"/>string recieved_message;</text:span></text:p>
      <text:p text:style-name="Standard"><text:span text:style-name="T20"><text:tab/> <text:s text:c="7"/>recieved_message = receive_message(main_socket);</text:span></text:p>
      <text:p text:style-name="Standard"><text:span text:style-name="T20"><text:s text:c="12"/>if (recieved_message.substr(0, min&lt;int&gt;(recieved_message.size(), 2)) == "Ok") {</text:span></text:p>
      <text:p text:style-name="Standard"><text:span text:style-name="T20"><text:s text:c="16"/>T.kill(node_id); //Если "Ok", то узел node_id удаляется из T</text:span></text:p>
      <text:p text:style-name="Standard"><text:span text:style-name="T20"><text:s text:c="12"/>}</text:span></text:p>
      <text:p text:style-name="Standard"><text:span text:style-name="T20"><text:s text:c="12"/>cout &lt;&lt; recieved_message &lt;&lt; "\n";</text:span></text:p>
      <text:p text:style-name="Standard"><text:span text:style-name="T20"><text:s text:c="8"/>}</text:span></text:p>
      <text:p text:style-name="Standard"><text:span text:style-name="T20"><text:s text:c="8"/>else if (command == "exec") {</text:span></text:p>
      <text:p text:style-name="Standard"><text:span text:style-name="T20"><text:s text:c="12"/>string id_str = "";</text:span></text:p>
      <text:p text:style-name="Standard"><text:span text:style-name="T20"><text:s text:c="12"/>string text_string = "";</text:span></text:p>
      <text:p text:style-name="Standard"><text:span text:style-name="T20"><text:tab/> <text:s text:c="7"/>string pattern_string = "";</text:span></text:p>
      <text:p text:style-name="Standard"><text:span text:style-name="T20"><text:s text:c="12"/>int id = 0; </text:span></text:p>
      <text:p text:style-name="Standard"><text:span text:style-name="T20"><text:s text:c="12"/>cin &gt;&gt; id_str &gt;&gt; text_string &gt;&gt; pattern_string;</text:span></text:p>
      <text:p text:style-name="Standard"><text:span text:style-name="T20"><text:s text:c="12"/>if (!is_number(id_str)) {</text:span></text:p>
      <text:p text:style-name="Standard"><text:span text:style-name="T20"><text:s text:c="16"/>continue;</text:span></text:p>
      <text:p text:style-name="Standard"><text:span text:style-name="T20"><text:s text:c="12"/>}</text:span></text:p>
      <text:p text:style-name="Standard"><text:span text:style-name="T20"><text:s text:c="12"/>id = stoi(id_str);</text:span></text:p>
      <text:p text:style-name="Standard"><text:span text:style-name="T20"><text:s text:c="12"/>string message_string = "exec " + to_string(id) + " " + text_string + " " + pattern_string;</text:span></text:p>
      <text:p text:style-name="Standard"><text:span text:style-name="T20"><text:s text:c="12"/>send_message(main_socket, message_string);// отправляем запрос на exec. В качестве аргументов ID узла, строка и паттерн который необходимо в этой строке найти</text:span></text:p>
      <text:p text:style-name="Standard"><text:span text:style-name="T20"><text:s text:c="12"/>string recieved_message = receive_message(main_socket);</text:span></text:p>
      <text:p text:style-name="Standard"><text:span text:style-name="T20"><text:s text:c="12"/>cout &lt;&lt; recieved_message &lt;&lt; "\n";</text:span></text:p>
      <text:p text:style-name="Standard"><text:span text:style-name="T20"><text:s text:c="8"/>}</text:span></text:p>
      <text:p text:style-name="Standard"><text:span text:style-name="T20"><text:tab/></text:span></text:p>
      <text:p text:style-name="Standard"><text:span text:style-name="T20"><text:tab/>else if (command == "heartbit" ) {</text:span></text:p>
      <text:p text:style-name="Standard"><text:span text:style-name="T20"/></text:p>
      <text:p text:style-name="Standard"><text:span text:style-name="T20"><text:s text:c="12"/>string time_str = "";</text:span></text:p>
      <text:p text:style-name="Standard"><text:span text:style-name="T20"><text:s text:c="8"/><text:tab/>int time = 0;</text:span></text:p>
      <text:p text:style-name="Standard"><text:span text:style-name="T20"><text:s text:c="8"/><text:tab/>cin &gt;&gt; time_str;</text:span></text:p>
      <text:p text:style-name="Standard"><text:span text:style-name="T20"><text:s text:c="8"/><text:tab/>if (!is_number(time_str)) {</text:span></text:p>
      <text:p text:style-name="Standard"><text:soft-page-break/><text:span text:style-name="T20"><text:s text:c="11"/><text:tab/> continue;</text:span></text:p>
      <text:p text:style-name="Standard"><text:span text:style-name="T20"><text:s text:c="12"/>}</text:span></text:p>
      <text:p text:style-name="Standard"><text:span text:style-name="T20"><text:s text:c="8"/><text:tab/>time = stoi(time_str);</text:span></text:p>
      <text:p text:style-name="Standard"><text:span text:style-name="T20"><text:s text:c="12"/>bool flag = true;</text:span></text:p>
      <text:p text:style-name="Standard"><text:span text:style-name="T20"><text:s text:c="12"/>int ping_counter = 0;</text:span></text:p>
      <text:p text:style-name="Standard"><text:span text:style-name="T20"><text:s text:c="12"/>while (flag) {</text:span></text:p>
      <text:p text:style-name="Standard"><text:span text:style-name="T20"><text:s text:c="8"/><text:tab/><text:tab/>std::vector&lt;int&gt; v = T.get_nodes();//вектор со всеми ID</text:span></text:p>
      <text:p text:style-name="Standard"><text:span text:style-name="T20"><text:s text:c="8"/><text:tab/><text:tab/>for (auto iter : v) {</text:span></text:p>
      <text:p text:style-name="Standard"><text:span text:style-name="T20"><text:s text:c="8"/><text:tab/><text:tab/><text:tab/>std::cout &lt;&lt;"ping " &lt;&lt; iter &lt;&lt; std::endl;</text:span></text:p>
      <text:p text:style-name="Standard"><text:span text:style-name="T20"><text:s text:c="12"/><text:tab/><text:tab/>string message_string = "ping " + to_string(iter);</text:span></text:p>
      <text:p text:style-name="Standard"><text:span text:style-name="T20"><text:s text:c="8"/><text:tab/><text:tab/><text:tab/>send_message(main_socket, message_string);//отправляем запрос на ping для узла c ID iter</text:span></text:p>
      <text:p text:style-name="Standard"><text:span text:style-name="T20"><text:tab/> <text:s text:c="3"/><text:tab/><text:tab/><text:tab/>string recieved_message = receive_message(main_socket);</text:span></text:p>
      <text:p text:style-name="Standard"><text:span text:style-name="T20"><text:s text:c="8"/><text:tab/><text:tab/><text:tab/>cout &lt;&lt; recieved_message &lt;&lt; std::endl;</text:span></text:p>
      <text:p text:style-name="Standard"><text:span text:style-name="T20"><text:s text:c="8"/><text:tab/><text:tab/><text:tab/>if (result != "Ok: 1") {</text:span></text:p>
      <text:p text:style-name="Standard"><text:span text:style-name="T20"><text:s text:c="8"/><text:tab/><text:tab/><text:tab/><text:tab/>ping_counter++;</text:span></text:p>
      <text:p text:style-name="Standard"><text:span text:style-name="T20"><text:s text:c="8"/><text:tab/><text:tab/><text:tab/><text:tab/>if (ping_counter &gt;= 4){</text:span></text:p>
      <text:p text:style-name="Standard"><text:span text:style-name="T20"><text:s text:c="16"/><text:tab/><text:tab/>std::cout &lt;&lt; std::endl;</text:span></text:p>
      <text:p text:style-name="Standard"><text:span text:style-name="T20"><text:s text:c="16"/><text:tab/><text:tab/>std::cout &lt;&lt; "Heartbit: node " &lt;&lt; iter &lt;&lt; " is unavailable now" &lt;&lt; std::endl;</text:span></text:p>
      <text:p text:style-name="Standard"><text:span text:style-name="T20"><text:s text:c="16"/><text:tab/><text:tab/>}</text:span></text:p>
      <text:p text:style-name="Standard"><text:span text:style-name="T20"><text:s text:c="12"/><text:tab/><text:tab/>} else{</text:span></text:p>
      <text:p text:style-name="Standard"><text:span text:style-name="T20"><text:s text:c="12"/><text:tab/><text:tab/><text:tab/>ping_counter = 0;</text:span></text:p>
      <text:p text:style-name="Standard"><text:span text:style-name="T20"><text:tab/><text:tab/><text:tab/><text:tab/><text:tab/>}</text:span></text:p>
      <text:p text:style-name="Standard"><text:span text:style-name="T20"><text:s text:c="8"/>}</text:span></text:p>
      <text:p text:style-name="Standard"><text:span text:style-name="T20"><text:s text:c="8"/>std::this_thread::sleep_for(std::chrono::milliseconds(time));//задержка на заданное в миллисекундах время</text:span></text:p>
      <text:p text:style-name="Standard"><text:span text:style-name="T20"><text:s text:c="4"/>}</text:span></text:p>
      <text:p text:style-name="Standard"><text:span text:style-name="T20"><text:s text:c="8"/>}</text:span></text:p>
      <text:p text:style-name="Standard"><text:span text:style-name="T20"><text:tab/></text:span></text:p>
      <text:p text:style-name="Standard"><text:span text:style-name="T20"><text:s text:c="4"/>else if (command == "exit") {</text:span></text:p>
      <text:p text:style-name="Standard"><text:span text:style-name="T20"><text:s text:c="12"/>int n = system("killall client");</text:span></text:p>
      <text:p text:style-name="Standard"><text:span text:style-name="T20"><text:s text:c="9"/></text:span></text:p>
      <text:p text:style-name="Standard"><text:span text:style-name="T20"><text:s text:c="8"/>}</text:span></text:p>
      <text:p text:style-name="Standard"><text:span text:style-name="T20"><text:s text:c="4"/>}</text:span></text:p>
      <text:p text:style-name="Standard"><text:span text:style-name="T20"><text:s text:c="4"/>return 0;</text:span></text:p>
      <text:p text:style-name="Standard"><text:span text:style-name="T20">}</text:span></text:p>
      <text:p text:style-name="Standard"><text:span text:style-name="T26">client.cpp</text:span></text:p>
      <text:p text:style-name="Standard">#include &lt;iostream&gt;</text:p>
      <text:p text:style-name="Standard"><text:soft-page-break/>#include &lt;unistd.h&gt;</text:p>
      <text:p text:style-name="Standard">#include &lt;string&gt;</text:p>
      <text:p text:style-name="Standard">#include &lt;sstream&gt;</text:p>
      <text:p text:style-name="Standard">#include &lt;exception&gt;</text:p>
      <text:p text:style-name="Standard">#include &lt;signal.h&gt;</text:p>
      <text:p text:style-name="Standard">#include "zmq.hpp"</text:p>
      <text:p text:style-name="Standard"/>
      <text:p text:style-name="Standard">using namespace std;</text:p>
      <text:p text:style-name="Standard"/>
      <text:p text:style-name="Standard">const int TIMER = 500;</text:p>
      <text:p text:style-name="Standard">const int DEFAULT_PORT <text:s/>= 5050;</text:p>
      <text:p text:style-name="Standard">int n = 2;</text:p>
      <text:p text:style-name="Standard"/>
      <text:p text:style-name="Standard">//Отправляет сообщение через сокет ZeroMQ.</text:p>
      <text:p text:style-name="Standard">//Cоздает объект zmq::message_t, который содержит буфер для сообщения, копирует строку сообщения в этот буфер и отправляет сообщение через сокет.</text:p>
      <text:p text:style-name="Standard">bool send_message(zmq::socket_t &amp;socket, const string &amp;message_string) {</text:p>
      <text:p text:style-name="Standard"><text:s text:c="4"/>zmq::message_t message(message_string.size());</text:p>
      <text:p text:style-name="Standard"><text:s text:c="4"/>memcpy(message.data(), message_string.c_str(), message_string.size());</text:p>
      <text:p text:style-name="Standard"><text:s text:c="4"/>return socket.send(message);</text:p>
      <text:p text:style-name="Standard">}</text:p>
      <text:p text:style-name="Standard"/>
      <text:p text:style-name="Standard">//Принимает сообщение из указанного ZMQ сокета и возвращает его в виде строки.</text:p>
      <text:p text:style-name="Standard">// Если при получении сообщения происходит ошибка или полученное сообщение пустое, функция возвращает пустую строку.</text:p>
      <text:p text:style-name="Standard">string receive_message(zmq::socket_t &amp;socket) {</text:p>
      <text:p text:style-name="Standard"><text:s text:c="4"/>zmq::message_t message;</text:p>
      <text:p text:style-name="Standard"><text:s text:c="4"/>bool ok = false;</text:p>
      <text:p text:style-name="Standard"><text:s text:c="4"/>try {</text:p>
      <text:p text:style-name="Standard"><text:s text:c="8"/>ok = socket.recv(&amp;message);</text:p>
      <text:p text:style-name="Standard"><text:s text:c="4"/>}</text:p>
      <text:p text:style-name="Standard"><text:s text:c="4"/>catch (...) {</text:p>
      <text:p text:style-name="Standard"><text:s text:c="8"/>ok = false;</text:p>
      <text:p text:style-name="Standard"><text:soft-page-break/><text:s text:c="4"/>}</text:p>
      <text:p text:style-name="Standard"><text:s text:c="4"/>string recieved_message(static_cast&lt;char*&gt;(message.data()), message.size());</text:p>
      <text:p text:style-name="Standard"><text:s text:c="4"/>if (recieved_message.empty() || !ok) {</text:p>
      <text:p text:style-name="Standard"><text:s text:c="8"/>return "";</text:p>
      <text:p text:style-name="Standard"><text:s text:c="4"/>}</text:p>
      <text:p text:style-name="Standard"><text:s text:c="4"/>return recieved_message;</text:p>
      <text:p text:style-name="Standard">}</text:p>
      <text:p text:style-name="Standard">//Cоздает узел, заменяя процесс на "./client", с аргументами: id и port.</text:p>
      <text:p text:style-name="Standard">void create_node(int id, int port) {</text:p>
      <text:p text:style-name="Standard"><text:s text:c="4"/>char* arg0 = strdup("./client");</text:p>
      <text:p text:style-name="Standard"><text:s text:c="4"/>char* arg1 = strdup((to_string(id)).c_str());</text:p>
      <text:p text:style-name="Standard"><text:s text:c="4"/>char* arg2 = strdup((to_string(port)).c_str());</text:p>
      <text:p text:style-name="Standard"><text:s text:c="4"/>char* args[] = {arg0, arg1, arg2, NULL};</text:p>
      <text:p text:style-name="Standard"><text:s text:c="4"/>execv("./client", args);</text:p>
      <text:p text:style-name="Standard">}</text:p>
      <text:p text:style-name="Standard">//Cоздает строку, содержащую адрес и порт для подключения к локальному хосту по протоколу TCP.</text:p>
      <text:p text:style-name="Standard">//Номер порта добавляется к строке в конце.</text:p>
      <text:p text:style-name="Standard">string get_port_name(const int port) {</text:p>
      <text:p text:style-name="Standard"><text:s text:c="4"/>return "tcp://127.0.0.1:" + to_string(port);</text:p>
      <text:p text:style-name="Standard">}</text:p>
      <text:p text:style-name="Standard"/>
      <text:p text:style-name="Standard">void real_create(zmq::socket_t&amp; parent_socket, zmq::socket_t&amp; socket, int&amp; create_id, int&amp; id, int&amp; pid) {//отправка запросов на create</text:p>
      <text:p text:style-name="Standard"><text:s text:c="4"/>if (pid == -1) {</text:p>
      <text:p text:style-name="Standard"><text:s text:c="8"/>send_message(parent_socket, "Error: Cannot fork");</text:p>
      <text:p text:style-name="Standard"><text:s text:c="8"/>pid = 0;</text:p>
      <text:p text:style-name="Standard"><text:s text:c="4"/>} </text:p>
      <text:p text:style-name="Standard"><text:s text:c="4"/>else if (pid == 0) {</text:p>
      <text:p text:style-name="Standard"><text:s text:c="8"/>create_node(create_id,DEFAULT_PORT + create_id);</text:p>
      <text:p text:style-name="Standard"><text:s text:c="4"/>} </text:p>
      <text:p text:style-name="Standard"><text:s text:c="4"/>else {</text:p>
      <text:p text:style-name="Standard"><text:s text:c="8"/>id = create_id;</text:p>
      <text:p text:style-name="Standard"><text:soft-page-break/><text:s text:c="8"/>send_message(socket, "pid");</text:p>
      <text:p text:style-name="Standard"><text:s text:c="8"/>send_message(parent_socket, receive_message(socket));</text:p>
      <text:p text:style-name="Standard"><text:s text:c="4"/>}</text:p>
      <text:p text:style-name="Standard">}</text:p>
      <text:p text:style-name="Standard"/>
      <text:p text:style-name="Standard"/>
      <text:p text:style-name="Standard">void real_kill(zmq::socket_t&amp; parent_socket, zmq::socket_t&amp; socket, <text:s/>int&amp; delete_id, int&amp; id, int&amp; pid, string&amp; request_string) {//отправка запросов на kill</text:p>
      <text:p text:style-name="Standard"><text:s text:c="4"/>if (id == 0) {</text:p>
      <text:p text:style-name="Standard"><text:s text:c="8"/>send_message(parent_socket, "Error: Not found");</text:p>
      <text:p text:style-name="Standard"><text:s text:c="4"/>} </text:p>
      <text:p text:style-name="Standard"><text:s text:c="4"/>else if (id == delete_id) {</text:p>
      <text:p text:style-name="Standard"><text:s text:c="8"/>send_message(socket, "kill_children");</text:p>
      <text:p text:style-name="Standard"><text:s text:c="8"/>receive_message(socket);</text:p>
      <text:p text:style-name="Standard"><text:s text:c="8"/>kill(pid, SIGTERM);</text:p>
      <text:p text:style-name="Standard"><text:s text:c="8"/>kill(pid, SIGKILL);</text:p>
      <text:p text:style-name="Standard"><text:s text:c="8"/>id = 0;</text:p>
      <text:p text:style-name="Standard"><text:s text:c="8"/>pid = 0;</text:p>
      <text:p text:style-name="Standard"><text:s text:c="8"/>send_message(parent_socket, "Ok");</text:p>
      <text:p text:style-name="Standard"><text:s text:c="4"/>} </text:p>
      <text:p text:style-name="Standard"><text:s text:c="4"/>else {</text:p>
      <text:p text:style-name="Standard"><text:s text:c="8"/>send_message(socket, request_string);</text:p>
      <text:p text:style-name="Standard"><text:s text:c="8"/>send_message(parent_socket, receive_message(socket));</text:p>
      <text:p text:style-name="Standard"><text:s text:c="4"/>}</text:p>
      <text:p text:style-name="Standard">}</text:p>
      <text:p text:style-name="Standard"/>
      <text:p text:style-name="Standard">void real_exec(zmq::socket_t&amp; parent_socket, zmq::socket_t&amp; socket, <text:s/>int&amp; id, int&amp; pid, string&amp; request_string) {//отправка запросов на exec</text:p>
      <text:p text:style-name="Standard"><text:s text:c="4"/>if (pid == 0) {</text:p>
      <text:p text:style-name="Standard"><text:s text:c="8"/>string receive_message = "Error:" + to_string(id);</text:p>
      <text:p text:style-name="Standard"><text:s text:c="8"/>receive_message += ": Not found";</text:p>
      <text:p text:style-name="Standard"><text:s text:c="8"/>send_message(parent_socket, receive_message);</text:p>
      <text:p text:style-name="Standard"><text:s text:c="4"/>} </text:p>
      <text:p text:style-name="Standard"><text:soft-page-break/><text:s text:c="4"/>else {</text:p>
      <text:p text:style-name="Standard"><text:s text:c="8"/>send_message(socket, request_string);</text:p>
      <text:p text:style-name="Standard"><text:s text:c="8"/>string str = receive_message(socket);</text:p>
      <text:p text:style-name="Standard"><text:s text:c="8"/>if (str == "") str = "Error: Node is unavailable";</text:p>
      <text:p text:style-name="Standard"><text:s text:c="8"/>send_message(parent_socket, str);</text:p>
      <text:p text:style-name="Standard"><text:s text:c="4"/>}</text:p>
      <text:p text:style-name="Standard">}</text:p>
      <text:p text:style-name="Standard"/>
      <text:p text:style-name="Standard">void real_ping(zmq::socket_t&amp; parent_socket, zmq::socket_t&amp; socket, <text:s/>int&amp; id, int&amp; pid, string&amp; request_string) {//отправка запросов на ping</text:p>
      <text:p text:style-name="Standard"><text:s text:c="4"/>if (pid == 0) {</text:p>
      <text:p text:style-name="Standard"><text:s text:c="8"/>string receive_message = "Error:" + to_string(id);</text:p>
      <text:p text:style-name="Standard"><text:s text:c="8"/>receive_message += ": Not found";</text:p>
      <text:p text:style-name="Standard"><text:s text:c="8"/>send_message(parent_socket, receive_message);</text:p>
      <text:p text:style-name="Standard"><text:s text:c="4"/>}</text:p>
      <text:p text:style-name="Standard"><text:s text:c="4"/>else {</text:p>
      <text:p text:style-name="Standard"><text:s text:c="8"/>send_message(socket, request_string);</text:p>
      <text:p text:style-name="Standard"><text:s text:c="8"/>string str = receive_message(socket);</text:p>
      <text:p text:style-name="Standard"><text:s text:c="8"/>if (str == "") str = "Ok: 0";</text:p>
      <text:p text:style-name="Standard"><text:s text:c="8"/>send_message(parent_socket, str);</text:p>
      <text:p text:style-name="Standard"><text:s text:c="4"/>}</text:p>
      <text:p text:style-name="Standard">}</text:p>
      <text:p text:style-name="Standard"/>
      <text:p text:style-name="Standard">void exec(istringstream&amp; command_stream, zmq::socket_t&amp; parent_socket, zmq::socket_t&amp; left_socket, </text:p>
      <text:p text:style-name="Standard"><text:s text:c="12"/>zmq::socket_t&amp; right_socket, int&amp; left_pid, int&amp; right_pid, int&amp; id, string&amp; request_string) {</text:p>
      <text:p text:style-name="Standard"><text:s text:c="4"/>string text_string, pattern_string;</text:p>
      <text:p text:style-name="Standard"><text:s text:c="4"/>int exec_id;</text:p>
      <text:p text:style-name="Standard"><text:s text:c="4"/>command_stream &gt;&gt; exec_id;//Считывает из потока команд идентификатор процесса "execid".</text:p>
      <text:p text:style-name="Standard"><text:s text:c="4"/>if (exec_id == id) {// Если "execid" равен "id", значит нужно выполнить поиск подстроки в текстовой строке.</text:p>
      <text:p text:style-name="Standard"><text:s text:c="8"/>command_stream &gt;&gt; text_string;</text:p>
      <text:p text:style-name="Standard"><text:tab/> <text:s text:c="3"/>command_stream &gt;&gt; pattern_string;</text:p>
      <text:p text:style-name="Standard"><text:soft-page-break/><text:s text:c="8"/>string receive_message = "";</text:p>
      <text:p text:style-name="Standard"><text:tab/> <text:s text:c="3"/>string answer = "";</text:p>
      <text:p text:style-name="Standard"><text:s text:c="8"/>int index = 0;</text:p>
      <text:p text:style-name="Standard"><text:tab/> <text:s text:c="3"/>while ((index = text_string.find(pattern_string, index)) != string::npos) {//выполняем поиск всех вхождений шаблона в текстовую строку</text:p>
      <text:p text:style-name="Standard"><text:tab/> <text:s text:c="7"/>answer += to_string(index) + ";";</text:p>
      <text:p text:style-name="Standard"><text:tab/> <text:s text:c="7"/>index += pattern_string.length();</text:p>
      <text:p text:style-name="Standard"><text:tab/> <text:s text:c="3"/>}</text:p>
      <text:p text:style-name="Standard"><text:tab/> <text:s text:c="3"/>if (!answer.empty()) answer.pop_back();</text:p>
      <text:p text:style-name="Standard"><text:s text:c="12"/>receive_message = "Ok:" + to_string(id) + ":";</text:p>
      <text:p text:style-name="Standard"><text:s text:c="8"/>if (!answer.empty()) {</text:p>
      <text:p text:style-name="Standard"><text:s text:c="12"/>receive_message += answer;</text:p>
      <text:p text:style-name="Standard"><text:s text:c="8"/>} else {</text:p>
      <text:p text:style-name="Standard"><text:s text:c="12"/>receive_message += "-1";//Если ни одного вхождения не найдено, то в ответ добавляется "-1".</text:p>
      <text:p text:style-name="Standard"><text:s text:c="8"/>}</text:p>
      <text:p text:style-name="Standard"><text:s text:c="8"/>send_message(parent_socket, receive_message);</text:p>
      <text:p text:style-name="Standard"><text:s text:c="4"/>} else if (exec_id &lt; id) {//Если "execid" меньше "id", значит нужно передать запрос ЛЕВОМУ дочернему процессу. В этом случае функция вызывает функцию "realexec"</text:p>
      <text:p text:style-name="Standard"><text:s text:c="8"/>real_exec(parent_socket, left_socket, exec_id, left_pid, request_string);</text:p>
      <text:p text:style-name="Standard"><text:s text:c="4"/>} else {//Если "execid" больше "id", значит нужно передать запрос ПРАВОМУ дочернему процессу. В этом случае функция вызывает функцию "realexec"</text:p>
      <text:p text:style-name="Standard"><text:s text:c="8"/>real_exec(parent_socket, right_socket, exec_id, right_pid, request_string);</text:p>
      <text:p text:style-name="Standard"><text:s text:c="4"/>}</text:p>
      <text:p text:style-name="Standard">}</text:p>
      <text:p text:style-name="Standard"/>
      <text:p text:style-name="Standard">void ping(istringstream&amp; command_stream, zmq::socket_t&amp; parent_socket, zmq::socket_t&amp; left_socket,</text:p>
      <text:p text:style-name="Standard"><text:s text:c="12"/>zmq::socket_t&amp; right_socket, int&amp; left_pid, int&amp; right_pid, int&amp; id, string&amp; request_string) {</text:p>
      <text:p text:style-name="Standard"><text:s text:c="4"/>int ping_id;</text:p>
      <text:p text:style-name="Standard"><text:s text:c="4"/>string receive_message;</text:p>
      <text:p text:style-name="Standard"><text:s text:c="4"/>command_stream &gt;&gt; ping_id;//считываем идентификатор процесса, который нужно проверить, из потока команд.</text:p>
      <text:p text:style-name="Standard"><text:s text:c="4"/>if (ping_id == id) {// проверяем, соответствует ли этот идентификатор идентификатору текущего процесса.</text:p>
      <text:p text:style-name="Standard"><text:soft-page-break/><text:s text:c="8"/>receive_message = "Ok: 1";</text:p>
      <text:p text:style-name="Standard"><text:s text:c="8"/>send_message(parent_socket, receive_message);</text:p>
      <text:p text:style-name="Standard"><text:s text:c="4"/>} else if (ping_id &lt; id) {//Если идентификатор процесса меньше идентификатора текущего процесса, то запрос на пинг отправляется ЛЕВОМУ процессу с помощью функции "real_ping"</text:p>
      <text:p text:style-name="Standard"><text:s text:c="8"/>real_ping(parent_socket, left_socket, ping_id, left_pid, request_string);</text:p>
      <text:p text:style-name="Standard"><text:s text:c="4"/>}</text:p>
      <text:p text:style-name="Standard"><text:s text:c="4"/>else {//Если идентификатор процесса больше идентификатора текущего процесса, то запрос на пинг отправляется ПРАВОМУ процессу в сети с помощью функции "real_ping". </text:p>
      <text:p text:style-name="Standard"><text:s text:c="8"/>real_ping(parent_socket, right_socket, ping_id, right_pid, request_string);</text:p>
      <text:p text:style-name="Standard"><text:s text:c="4"/>}</text:p>
      <text:p text:style-name="Standard">}</text:p>
      <text:p text:style-name="Standard"/>
      <text:p text:style-name="Standard"/>
      <text:p text:style-name="Standard">void kill_children(zmq::socket_t&amp; parent_socket, zmq::socket_t&amp; left_socket,</text:p>
      <text:p text:style-name="Standard"><text:s text:c="12"/>zmq::socket_t&amp; right_socket, int&amp; left_pid, int&amp; right_pid) {//уничтожает дочерние процессы, связанные с текущим процессом.</text:p>
      <text:p text:style-name="Standard"><text:s text:c="4"/>if (left_pid == 0 &amp;&amp; right_pid == 0) {//если нет обоих</text:p>
      <text:p text:style-name="Standard"><text:s text:c="8"/>send_message(parent_socket, "Ok");</text:p>
      <text:p text:style-name="Standard"><text:s text:c="4"/>} else {</text:p>
      <text:p text:style-name="Standard"><text:s text:c="8"/>if (left_pid != 0) {//если есть ЛЕВЫЙ</text:p>
      <text:p text:style-name="Standard"><text:s text:c="12"/>send_message(left_socket, "kill_children");</text:p>
      <text:p text:style-name="Standard"><text:s text:c="12"/>receive_message(left_socket);</text:p>
      <text:p text:style-name="Standard"><text:s text:c="12"/>kill(left_pid,SIGTERM);</text:p>
      <text:p text:style-name="Standard"><text:s text:c="12"/>kill(left_pid,SIGKILL);</text:p>
      <text:p text:style-name="Standard"><text:s text:c="8"/>}</text:p>
      <text:p text:style-name="Standard"><text:s text:c="8"/>if (right_pid != 0) {//если есть ПРАВЫЙ</text:p>
      <text:p text:style-name="Standard"><text:s text:c="12"/>send_message(right_socket, "kill_children");</text:p>
      <text:p text:style-name="Standard"><text:s text:c="12"/>receive_message(right_socket);</text:p>
      <text:p text:style-name="Standard"><text:s text:c="12"/>kill(right_pid,SIGTERM);</text:p>
      <text:p text:style-name="Standard"><text:s text:c="12"/>kill(right_pid,SIGKILL);</text:p>
      <text:p text:style-name="Standard"><text:s text:c="8"/>}</text:p>
      <text:p text:style-name="Standard"><text:s text:c="8"/>send_message(parent_socket, "Ok");</text:p>
      <text:p text:style-name="Standard"><text:s text:c="4"/>}</text:p>
      <text:p text:style-name="Standard"><text:soft-page-break/>}</text:p>
      <text:p text:style-name="Standard"/>
      <text:p text:style-name="Standard">int main(int argc, char** argv) {</text:p>
      <text:p text:style-name="Standard"><text:s text:c="4"/>int id = stoi(argv[1]);</text:p>
      <text:p text:style-name="Standard"><text:s text:c="4"/>int parent_port = stoi(argv[2]);</text:p>
      <text:p text:style-name="Standard"><text:s text:c="4"/>zmq::context_t context(3); // <text:s/>создает контекст с тремя потоками.</text:p>
      <text:p text:style-name="Standard"><text:s text:c="4"/>zmq::socket_t parent_socket(context, ZMQ_REP);//Этот сокет будет использоваться для общения с родительским процессом. Тип сокета replay</text:p>
      <text:p text:style-name="Standard"><text:s text:c="4"/>parent_socket.connect(get_port_name(parent_port));</text:p>
      <text:p text:style-name="Standard"><text:s text:c="4"/>parent_socket.setsockopt(ZMQ_RCVTIMEO, TIMER);</text:p>
      <text:p text:style-name="Standard"><text:s text:c="4"/>parent_socket.setsockopt(ZMQ_SNDTIMEO, TIMER);</text:p>
      <text:p text:style-name="Standard"><text:s text:c="4"/>int left_pid = 0;</text:p>
      <text:p text:style-name="Standard"><text:s text:c="4"/>int right_pid = 0;</text:p>
      <text:p text:style-name="Standard"><text:s text:c="4"/>int left_id = 0;</text:p>
      <text:p text:style-name="Standard"><text:s text:c="4"/>int right_id = 0;</text:p>
      <text:p text:style-name="Standard"><text:s text:c="4"/>zmq::socket_t left_socket(context, ZMQ_REQ);// сокет типа request для общения с ЛЕВЫМ дочерним процессом.</text:p>
      <text:p text:style-name="Standard"><text:s text:c="4"/>zmq::socket_t right_socket(context, ZMQ_REQ);// сокет типа request для общения с ПРАВЫМ дочерним процессом.</text:p>
      <text:p text:style-name="Standard"><text:s text:c="4"/>while(true) {</text:p>
      <text:p text:style-name="Standard"><text:s text:c="8"/>string request_string = receive_message(parent_socket);</text:p>
      <text:p text:style-name="Standard"><text:s text:c="8"/>istringstream command_stream(request_string);</text:p>
      <text:p text:style-name="Standard"><text:s text:c="8"/>string command;</text:p>
      <text:p text:style-name="Standard"><text:s text:c="8"/>command_stream &gt;&gt; command;// считываем команду</text:p>
      <text:p text:style-name="Standard"><text:s text:c="8"/>if (command == "id") {</text:p>
      <text:p text:style-name="Standard"><text:s text:c="12"/>string parent_string = "Ok:" + to_string(id);</text:p>
      <text:p text:style-name="Standard"><text:s text:c="12"/>send_message(parent_socket, parent_string);</text:p>
      <text:p text:style-name="Standard"><text:s text:c="8"/>} else if (command == "pid") {</text:p>
      <text:p text:style-name="Standard"><text:s text:c="12"/>string parent_string = "Ok:" + to_string(getpid());</text:p>
      <text:p text:style-name="Standard"><text:s text:c="12"/>send_message(parent_socket, parent_string);</text:p>
      <text:p text:style-name="Standard"><text:s text:c="8"/>} else if (command == "create") {</text:p>
      <text:p text:style-name="Standard"><text:s text:c="12"/>int create_id;</text:p>
      <text:p text:style-name="Standard"><text:s text:c="12"/>command_stream &gt;&gt; create_id;</text:p>
      <text:p text:style-name="Standard"><text:soft-page-break/><text:s text:c="12"/>if (create_id == id) {</text:p>
      <text:p text:style-name="Standard"><text:s text:c="16"/>string message_string = "Error: Already exists";</text:p>
      <text:p text:style-name="Standard"><text:s text:c="16"/>send_message(parent_socket, message_string);</text:p>
      <text:p text:style-name="Standard"><text:s text:c="12"/>} else if (create_id &lt; id) {//Если значение create_id меньше текущего значения id, то программа проверяет, есть ли уже левый потомок. <text:s/></text:p>
      <text:p text:style-name="Standard"><text:s text:c="16"/>if (left_pid == 0) {</text:p>
      <text:p text:style-name="Standard"><text:s text:c="20"/>left_socket.bind(get_port_name(DEFAULT_PORT + create_id));</text:p>
      <text:p text:style-name="Standard"><text:s text:c="20"/>left_socket.setsockopt(ZMQ_RCVTIMEO, n * TIMER);</text:p>
      <text:p text:style-name="Standard"><text:tab/> <text:s text:c="15"/>left_socket.setsockopt(ZMQ_SNDTIMEO, n * TIMER);</text:p>
      <text:p text:style-name="Standard"><text:s text:c="20"/>left_pid = fork();</text:p>
      <text:p text:style-name="Standard"><text:s text:c="20"/>real_create(parent_socket, left_socket, create_id, left_id, left_pid);</text:p>
      <text:p text:style-name="Standard"><text:s text:c="16"/>} else {//Если левый потомок уже существует, то программа отправляет запрос на левый сокет и ждет ответа.</text:p>
      <text:p text:style-name="Standard"><text:s text:c="20"/>send_message(left_socket, request_string);</text:p>
      <text:p text:style-name="Standard"><text:s text:c="20"/>string str = receive_message(left_socket);</text:p>
      <text:p text:style-name="Standard"><text:s text:c="20"/>if (str == "") {// Если ответ не получен, то программа создает новый процесс и передает ему управление функцией real_create().</text:p>
      <text:p text:style-name="Standard"><text:s text:c="24"/>left_socket.bind(get_port_name(DEFAULT_PORT + create_id));</text:p>
      <text:p text:style-name="Standard"><text:s text:c="24"/>left_socket.setsockopt(ZMQ_RCVTIMEO, n * TIMER);</text:p>
      <text:p text:style-name="Standard"><text:s text:c="24"/>left_socket.setsockopt(ZMQ_SNDTIMEO, n * TIMER);</text:p>
      <text:p text:style-name="Standard"><text:s text:c="24"/>left_pid = fork();</text:p>
      <text:p text:style-name="Standard"><text:s text:c="24"/>real_create(parent_socket, left_socket, create_id, left_id, left_pid);</text:p>
      <text:p text:style-name="Standard"><text:s text:c="20"/>} else {//Если ответ получен, то программа отправляет ответ на родительский сокет.</text:p>
      <text:p text:style-name="Standard"><text:s text:c="24"/>send_message(parent_socket, str);</text:p>
      <text:p text:style-name="Standard"><text:s text:c="24"/>n++;</text:p>
      <text:p text:style-name="Standard"><text:s text:c="24"/>left_socket.setsockopt(ZMQ_RCVTIMEO, n * TIMER);</text:p>
      <text:p text:style-name="Standard"><text:s text:c="24"/>left_socket.setsockopt(ZMQ_SNDTIMEO, n * TIMER);</text:p>
      <text:p text:style-name="Standard"><text:s text:c="20"/>}</text:p>
      <text:p text:style-name="Standard"><text:s text:c="16"/>}</text:p>
      <text:p text:style-name="Standard"><text:s text:c="12"/>} else {//Если значение create_id больше текущего значения id, то программа проверяет, есть ли уже левый потомок.</text:p>
      <text:p text:style-name="Standard"><text:s text:c="16"/>if (right_pid == 0) {</text:p>
      <text:p text:style-name="Standard"><text:s text:c="20"/>right_socket.bind(get_port_name(DEFAULT_PORT + create_id));</text:p>
      <text:p text:style-name="Standard"><text:s text:c="20"/>right_socket.setsockopt(ZMQ_RCVTIMEO, n * TIMER);</text:p>
      <text:p text:style-name="Standard"><text:soft-page-break/><text:tab/> <text:s text:c="15"/>right_socket.setsockopt(ZMQ_SNDTIMEO, n * TIMER);</text:p>
      <text:p text:style-name="Standard"><text:s text:c="20"/>right_pid = fork();</text:p>
      <text:p text:style-name="Standard"><text:s text:c="20"/>real_create(parent_socket, right_socket, create_id, right_id, right_pid);</text:p>
      <text:p text:style-name="Standard"><text:s text:c="16"/>} else {//Если правый потомок уже существует, то программа отправляет запрос на левый сокет и ждет ответа.</text:p>
      <text:p text:style-name="Standard"><text:s text:c="20"/>send_message(right_socket, request_string);</text:p>
      <text:p text:style-name="Standard"><text:s text:c="20"/>string str = receive_message(right_socket);</text:p>
      <text:p text:style-name="Standard"><text:s text:c="20"/>if (str == "") {// Если ответ не получен, то программа создает новый процесс и передает ему управление функцией real_create().</text:p>
      <text:p text:style-name="Standard"><text:s text:c="24"/>right_socket.bind(get_port_name(DEFAULT_PORT + create_id));</text:p>
      <text:p text:style-name="Standard"><text:s text:c="24"/>right_socket.setsockopt(ZMQ_RCVTIMEO, n * TIMER);</text:p>
      <text:p text:style-name="Standard"><text:s text:c="24"/>right_socket.setsockopt(ZMQ_SNDTIMEO, n * TIMER);</text:p>
      <text:p text:style-name="Standard"><text:s text:c="24"/>right_pid = fork();</text:p>
      <text:p text:style-name="Standard"><text:s text:c="24"/>real_create(parent_socket, right_socket, create_id, right_id, right_pid);</text:p>
      <text:p text:style-name="Standard"><text:s text:c="20"/>} else {//Если ответ получен, то программа отправляет ответ на родительский сокет.</text:p>
      <text:p text:style-name="Standard"><text:s text:c="24"/>send_message(parent_socket, str);</text:p>
      <text:p text:style-name="Standard"><text:s text:c="24"/>n++;</text:p>
      <text:p text:style-name="Standard"><text:s text:c="24"/>right_socket.setsockopt(ZMQ_RCVTIMEO, n * TIMER);</text:p>
      <text:p text:style-name="Standard"><text:s text:c="24"/>right_socket.setsockopt(ZMQ_SNDTIMEO, n * TIMER)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8"/>} else if (command == "kill") {</text:p>
      <text:p text:style-name="Standard"><text:s text:c="12"/>int delete_id;</text:p>
      <text:p text:style-name="Standard"><text:s text:c="12"/>command_stream &gt;&gt; delete_id;</text:p>
      <text:p text:style-name="Standard"><text:s text:c="12"/>if (delete_id &lt; id) {// Если значение delete_id меньше текущего значения id, то программа вызывает функцию real_kill() для левого потомка.</text:p>
      <text:p text:style-name="Standard"><text:s text:c="16"/>real_kill(parent_socket, left_socket, delete_id, left_id, left_pid, request_string);</text:p>
      <text:p text:style-name="Standard"><text:s text:c="12"/>} else {// Если значение delete_id больше текущего значения id, то программа вызывает функцию real_kill() для правого потомка.</text:p>
      <text:p text:style-name="Standard"><text:s text:c="16"/>real_kill(parent_socket, right_socket, delete_id, right_id, right_pid, request_string);</text:p>
      <text:p text:style-name="Standard"><text:s text:c="12"/>}</text:p>
      <text:p text:style-name="Standard"><text:s text:c="8"/>} else if (command == "exec") {// вызывет каоманду exec</text:p>
      <text:p text:style-name="Standard"><text:soft-page-break/><text:s text:c="12"/>exec(command_stream, parent_socket, left_socket, right_socket, left_pid, right_pid, id, request_string);</text:p>
      <text:p text:style-name="Standard"><text:s text:c="8"/>} else if (command == "ping") {//вызывает команду ping</text:p>
      <text:p text:style-name="Standard"><text:tab/> <text:s text:c="7"/>ping(command_stream, parent_socket, left_socket, right_socket, left_pid, right_pid, id, request_string);</text:p>
      <text:p text:style-name="Standard"><text:tab/> <text:s text:c="3"/>} else if (command == "kill_children") {//вызывает команду kill_children</text:p>
      <text:p text:style-name="Standard"><text:s text:c="12"/>kill_children(parent_socket, left_socket, right_socket, left_pid, right_pid); </text:p>
      <text:p text:style-name="Standard"><text:s text:c="8"/>}</text:p>
      <text:p text:style-name="Standard"><text:s text:c="8"/>if (parent_port == 0) {</text:p>
      <text:p text:style-name="Standard"><text:s text:c="12"/>break;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><text:span text:style-name="T26">tree.cpp</text:span></text:p>
      <text:p text:style-name="Standard">#include &lt;iostream&gt;</text:p>
      <text:p text:style-name="Standard">#include &lt;vector&gt;</text:p>
      <text:p text:style-name="Standard">#include &lt;algorithm&gt;</text:p>
      <text:p text:style-name="Standard">#include "../include/tree.h"</text:p>
      <text:p text:style-name="Standard">#include &lt;set&gt;</text:p>
      <text:p text:style-name="Standard"/>
      <text:p text:style-name="Standard">//деструктор класса Tree, который вызывает функцию deletenode для удаления всех узлов дерева.</text:p>
      <text:p text:style-name="Standard">Tree::~Tree() {</text:p>
      <text:p text:style-name="Standard"><text:s text:c="4"/>delete_node(root);</text:p>
      <text:p text:style-name="Standard">}</text:p>
      <text:p text:style-name="Standard"/>
      <text:p text:style-name="Standard">// функция добавления нового узла в дерево. Принимает идентификатор узла (id) и вызывает функцию push для корневого узла.</text:p>
      <text:p text:style-name="Standard">void Tree::push(int id) {</text:p>
      <text:p text:style-name="Standard"><text:s text:c="4"/>root = push(root, id);</text:p>
      <text:p text:style-name="Standard">}</text:p>
      <text:p text:style-name="Standard"/>
      <text:p text:style-name="Standard">//функция удаления узла из дерева. Принимает идентификатор узла (id) и вызывает функцию kill для корневого узла.</text:p>
      <text:p text:style-name="Standard"><text:soft-page-break/>void Tree::kill(int id) {</text:p>
      <text:p text:style-name="Standard"><text:s text:c="4"/>root = kill(root, id);</text:p>
      <text:p text:style-name="Standard">}</text:p>
      <text:p text:style-name="Standard"/>
      <text:p text:style-name="Standard">//функция рекурсивного удаления узлов дерева. Рекурсивно вызывает функцию delete_node для его левого и правого поддеревьев, а затем удаляет сам узел.</text:p>
      <text:p text:style-name="Standard">void Tree::delete_node(Node* node) {</text:p>
      <text:p text:style-name="Standard"><text:s text:c="4"/>if (node == NULL) {</text:p>
      <text:p text:style-name="Standard"><text:tab/><text:tab/>return;</text:p>
      <text:p text:style-name="Standard"><text:tab/>}</text:p>
      <text:p text:style-name="Standard"><text:s text:c="4"/>delete_node(node-&gt;right);</text:p>
      <text:p text:style-name="Standard"><text:s text:c="4"/>delete_node(node-&gt;left);</text:p>
      <text:p text:style-name="Standard"><text:s text:c="4"/>delete node;</text:p>
      <text:p text:style-name="Standard">}</text:p>
      <text:p text:style-name="Standard"/>
      <text:p text:style-name="Standard">//функция получения всех идентификаторов узлов дерева. Создает пустой вектор result, вызывает функцию get_nodes для корневого узла и возвращает заполненный вектор.</text:p>
      <text:p text:style-name="Standard">std::vector&lt;int&gt; Tree::get_nodes() {</text:p>
      <text:p text:style-name="Standard"><text:s text:c="4"/>std::vector&lt;int&gt; result;</text:p>
      <text:p text:style-name="Standard"><text:s text:c="4"/>get_nodes(root, result);</text:p>
      <text:p text:style-name="Standard"><text:s text:c="4"/>return result;</text:p>
      <text:p text:style-name="Standard">}</text:p>
      <text:p text:style-name="Standard"/>
      <text:p text:style-name="Standard">//Функция рекурсивного получения всех идентификаторов узлов дерева. </text:p>
      <text:p text:style-name="Standard">//Рекурсивно вызывает функцию getnodes для левого поддерева, добавляет идентификатор текущего узла в вектор и рекурсивно вызывает функцию getnodes для правого поддерева.</text:p>
      <text:p text:style-name="Standard">void Tree::get_nodes(Node* node, std::vector&lt;int&gt;&amp; v) {</text:p>
      <text:p text:style-name="Standard"><text:s text:c="4"/>if (node == NULL) {</text:p>
      <text:p text:style-name="Standard"><text:tab/><text:tab/>return;</text:p>
      <text:p text:style-name="Standard"><text:tab/>}</text:p>
      <text:p text:style-name="Standard"><text:s text:c="4"/>get_nodes(node-&gt;left, v);</text:p>
      <text:p text:style-name="Standard"><text:s text:c="4"/>v.push_back(node-&gt;id);</text:p>
      <text:p text:style-name="Standard"><text:s text:c="4"/>get_nodes(node-&gt;right, v);</text:p>
      <text:p text:style-name="Standard"><text:soft-page-break/>}</text:p>
      <text:p text:style-name="Standard"/>
      <text:p text:style-name="Standard">//добавляет новый узел в дерево, принимая корневой узел и значение нового узла.</text:p>
      <text:p text:style-name="Standard">Node* Tree::push(Node* root, int val) {</text:p>
      <text:p text:style-name="Standard"><text:s text:c="4"/>if (root == NULL) {//Если корневой узел равен NULL, то создается новый узел с заданным значением и возвращается указатель на него.</text:p>
      <text:p text:style-name="Standard"><text:s text:c="8"/>root = new Node;</text:p>
      <text:p text:style-name="Standard"><text:s text:c="8"/>root-&gt;id = val;</text:p>
      <text:p text:style-name="Standard"><text:s text:c="8"/>root-&gt;left = NULL;</text:p>
      <text:p text:style-name="Standard"><text:s text:c="8"/>root-&gt;right = NULL;</text:p>
      <text:p text:style-name="Standard"><text:s text:c="8"/>return root;</text:p>
      <text:p text:style-name="Standard"><text:s text:c="4"/>}</text:p>
      <text:p text:style-name="Standard"><text:s text:c="4"/>else if (val &lt; root-&gt;id) {//Если значение нового узла меньше значения корневого узла, то рекурсивно вызывается функция push для левого поддерева.</text:p>
      <text:p text:style-name="Standard"><text:s text:c="8"/>root-&gt;left = push(root-&gt;left, val);</text:p>
      <text:p text:style-name="Standard"><text:s text:c="4"/>}</text:p>
      <text:p text:style-name="Standard"><text:s text:c="4"/>else if (val &gt;= root-&gt;id) {//Если значение нового узла меньше значения корневого узла, то рекурсивно вызывается функция push для правого поддерева.</text:p>
      <text:p text:style-name="Standard"><text:s text:c="8"/>root-&gt;right = push(root-&gt;right, val);</text:p>
      <text:p text:style-name="Standard"><text:s text:c="4"/>}</text:p>
      <text:p text:style-name="Standard"><text:s text:c="4"/>return root;</text:p>
      <text:p text:style-name="Standard">}</text:p>
      <text:p text:style-name="Standard"/>
      <text:p text:style-name="Standard">//удаляет узел из дерева, принимая корневой узел и значение удаляемого узла.</text:p>
      <text:p text:style-name="Standard">Node* Tree::kill(Node* root_node, int val) {</text:p>
      <text:p text:style-name="Standard"><text:s text:c="4"/>Node* node;</text:p>
      <text:p text:style-name="Standard"><text:s text:c="4"/>if (root_node == NULL) {////удаляет узел из дерева, принимая корневой узел и значение удаляемого узла.</text:p>
      <text:p text:style-name="Standard"><text:s text:c="8"/>return NULL;</text:p>
      <text:p text:style-name="Standard"><text:s text:c="4"/>}</text:p>
      <text:p text:style-name="Standard"><text:s text:c="4"/>else if (val &lt; root_node-&gt;id) {//Если значение удаляемого узла меньше значения корневого узла, то рекурсивно вызывается функция kill для левого поддерева.</text:p>
      <text:p text:style-name="Standard"><text:s text:c="8"/>root_node-&gt;left = kill(root_node-&gt;left, val); </text:p>
      <text:p text:style-name="Standard"><text:s text:c="4"/>}</text:p>
      <text:p text:style-name="Standard"><text:soft-page-break/><text:s text:c="4"/>else if (val &gt;root_node-&gt;id) {//Если значение удаляемого узла больше значения корневого узла, то рекурсивно вызывается функция kill для правого поддерева.</text:p>
      <text:p text:style-name="Standard"><text:s text:c="8"/>root_node-&gt;right = kill(root_node-&gt;right, val); </text:p>
      <text:p text:style-name="Standard"><text:s text:c="4"/>}</text:p>
      <text:p text:style-name="Standard"><text:s text:c="4"/>else {//Если значение удаляемого узла равно значению корневого узла, то сохраняется указатель на этот узел, проверяется наличие потомков и производится удаление узла.</text:p>
      <text:p text:style-name="Standard"><text:s text:c="8"/>node = root_node;</text:p>
      <text:p text:style-name="Standard"><text:s text:c="8"/>if (root_node-&gt;left == NULL) {</text:p>
      <text:p text:style-name="Standard"><text:s text:c="12"/>root_node = root_node-&gt;right; </text:p>
      <text:p text:style-name="Standard"><text:s text:c="8"/>}</text:p>
      <text:p text:style-name="Standard"><text:s text:c="8"/>else if (root_node-&gt;right == NULL) {</text:p>
      <text:p text:style-name="Standard"><text:s text:c="13"/>root_node = root_node-&gt;left; </text:p>
      <text:p text:style-name="Standard"><text:s text:c="8"/>}</text:p>
      <text:p text:style-name="Standard"><text:s text:c="8"/>delete node;</text:p>
      <text:p text:style-name="Standard"><text:s text:c="4"/>}</text:p>
      <text:p text:style-name="Standard"><text:s text:c="4"/>if (root_node == NULL) {</text:p>
      <text:p text:style-name="Standard"><text:s text:c="9"/>return root_node; </text:p>
      <text:p text:style-name="Standard"><text:s text:c="4"/>}</text:p>
      <text:p text:style-name="Standard"><text:tab/>return root_node;</text:p>
      <text:p text:style-name="Standard">}</text:p>
      <text:p text:style-name="Standard"><text:span text:style-name="T26">tree.h</text:span></text:p>
      <text:p text:style-name="P27"><text:span text:style-name="T33">#pragma once</text:span></text:p>
      <text:p text:style-name="P27"><text:span text:style-name="T33">#include &lt;vector&gt;</text:span></text:p>
      <text:p text:style-name="P27"><text:span text:style-name="T33">#include &lt;set&gt;</text:span></text:p>
      <text:p text:style-name="P27"><text:span text:style-name="T33">#include &lt;map&gt;</text:span></text:p>
      <text:p text:style-name="P27"><text:span text:style-name="T33"/></text:p>
      <text:p text:style-name="P27"><text:span text:style-name="T33">struct Node {</text:span></text:p>
      <text:p text:style-name="P27"><text:span text:style-name="T33">int id;</text:span></text:p>
      <text:p text:style-name="P27"><text:span text:style-name="T33">Node* left;</text:span></text:p>
      <text:p text:style-name="P27"><text:span text:style-name="T33">Node* right; </text:span></text:p>
      <text:p text:style-name="P27"><text:span text:style-name="T33">};</text:span></text:p>
      <text:p text:style-name="P27"><text:span text:style-name="T33"/></text:p>
      <text:p text:style-name="P27"><text:span text:style-name="T33">class Tree {</text:span></text:p>
      <text:p text:style-name="P27"><text:span text:style-name="T33">public:</text:span></text:p>
      <text:p text:style-name="P27"><text:soft-page-break/><text:span text:style-name="T33">void push(int);</text:span></text:p>
      <text:p text:style-name="P27"><text:span text:style-name="T33">void kill(int);</text:span></text:p>
      <text:p text:style-name="P27"><text:span text:style-name="T33">std::vector&lt;int&gt; get_nodes();</text:span></text:p>
      <text:p text:style-name="P27"><text:span text:style-name="T33">~Tree();</text:span></text:p>
      <text:p text:style-name="P27"><text:span text:style-name="T33">private:</text:span></text:p>
      <text:p text:style-name="P27"><text:span text:style-name="T33">Node* root = NULL;</text:span></text:p>
      <text:p text:style-name="P27"><text:span text:style-name="T33">Node* push(Node* t, int);</text:span></text:p>
      <text:p text:style-name="P27"><text:span text:style-name="T33">Node* kill(Node* t, int);</text:span></text:p>
      <text:p text:style-name="P27"><text:span text:style-name="T33">void get_nodes(Node*, std::vector&lt;int&gt;&amp;);</text:span></text:p>
      <text:p text:style-name="P27"><text:span text:style-name="T33">void delete_node(Node*);</text:span></text:p>
      <text:p text:style-name="P27"><text:span text:style-name="T33">};</text:span></text:p>
      <text:p text:style-name="P24"><text:span text:style-name="T4">Демонстрация работы программы</text:span></text:p>
      <text:p text:style-name="Standard"><text:span text:style-name="T28">kiwi@LAPTOP-KIWI:~/6-8$ ./server</text:span></text:p>
      <text:p text:style-name="Standard">Commands:</text:p>
      <text:p text:style-name="Standard">1. create (id)</text:p>
      <text:p text:style-name="Standard">2. exec (id) (text_string, pattern_string)</text:p>
      <text:p text:style-name="Standard">3. kill (id)</text:p>
      <text:p text:style-name="Standard">4. heartbit (time)</text:p>
      <text:p text:style-name="Standard">5. exit</text:p>
      <text:p text:style-name="Standard"/>
      <text:p text:style-name="Standard">create 2</text:p>
      <text:p text:style-name="Standard">Ok:12800</text:p>
      <text:p text:style-name="Standard">create 3</text:p>
      <text:p text:style-name="Standard">Ok:12805</text:p>
      <text:p text:style-name="Standard">create 4</text:p>
      <text:p text:style-name="Standard">Ok:12810</text:p>
      <text:p text:style-name="Standard">create 5</text:p>
      <text:p text:style-name="Standard">Ok:12815</text:p>
      <text:p text:style-name="Standard">kill 4</text:p>
      <text:p text:style-name="Standard">Ok</text:p>
      <text:p text:style-name="Standard">exec 2 abracadabra abra</text:p>
      <text:p text:style-name="Standard">Ok:2:0;7</text:p>
      <text:p text:style-name="Standard">exec 3 ghjklfd abra</text:p>
      <text:p text:style-name="Standard"><text:soft-page-break/>Ok:3:-1</text:p>
      <text:p text:style-name="Standard">heartbit 10000</text:p>
      <text:p text:style-name="Standard">ping2</text:p>
      <text:p text:style-name="Standard">Ok: 1</text:p>
      <text:p text:style-name="Standard">ping3</text:p>
      <text:p text:style-name="Standard">Ok: 1</text:p>
      <text:p text:style-name="Standard">ping5</text:p>
      <text:p text:style-name="Standard">Error:5: Not found</text:p>
      <text:p text:style-name="Standard">ping2 </text:p>
      <text:p text:style-name="Standard">Ok: 1</text:p>
      <text:p text:style-name="Standard">ping3</text:p>
      <text:p text:style-name="Standard">Ok: 1</text:p>
      <text:p text:style-name="Standard">ping5</text:p>
      <text:p text:style-name="Standard">Error:5: Not found</text:p>
      <text:p text:style-name="P28"/>
      <text:p text:style-name="P25"><text:span text:style-name="T4">Выводы</text:span></text:p>
      <text:p text:style-name="P24"><text:span text:style-name="T1">Выполняя лабораторную работу, я освоил основы библиотеки </text:span><text:span text:style-name="T5">ZeroMQ</text:span><text:span text:style-name="T1">, а также познакомился с очередями сообщений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Верхний_20_и_20_нижний_20_колонтитулы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Calibri" fo:font-family="Calibri" style:font-family-generic="roman" style:font-pitch="variable" fo:font-size="11pt" fo:font-style="normal" fo:font-weight="normal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1" style:family="text">
      <style:text-properties fo:language="en" fo:country="US" officeooo:rsid="001018b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Москва 202<text:span text:style-name="MT1">3</text:span> г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3T19:13:00</meta:creation-date>
    <meta:initial-creator>Матвей Попов</meta:initial-creator>
    <dc:language>en-US</dc:language>
    <dc:date>2023-04-21T16:20:04.171000000</dc:date>
    <meta:editing-cycles>5</meta:editing-cycles>
    <meta:editing-duration>PT25M57S</meta:editing-duration>
    <meta:generator>LibreOffice/7.4.2.3$Windows_X86_64 LibreOffice_project/382eef1f22670f7f4118c8c2dd222ec7ad009daf</meta:generator>
    <meta:document-statistic meta:table-count="0" meta:image-count="0" meta:object-count="0" meta:page-count="24" meta:paragraph-count="656" meta:word-count="3087" meta:character-count="28234" meta:non-whitespace-character-count="21519"/>
    <meta:user-defined meta:name="AppVersion">15.0000</meta:user-defined>
    <meta:template xlink:type="simple" xlink:actuate="onRequest" xlink:title="Normal.dotm" xlink:href=""/>
  </office:meta>
</office:document-meta>
</file>